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8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55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.407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6">
          <draw:rect draw:style-name="gr1" draw:text-style-name="P1" draw:layer="layout" svg:width="5.159cm" svg:height="0.728cm" svg:x="3.618cm" svg:y="2.065cm" draw:corner-radius="0.5cm">
            <text:p/>
          </draw:rect>
          <draw:frame draw:style-name="gr2" draw:text-style-name="P3" draw:layer="layout" svg:width="5.095cm" svg:height="0.738cm" svg:x="3.761cm" svg:y="2.082cm">
            <draw:text-box>
              <text:p text:style-name="P2"><text:span text:style-name="T1">languages/pico/compile/Pico</text:span></text:p>
            </draw:text-box>
          </draw:frame>
        </draw:g>
        <draw:g draw:id="id1">
          <draw:rect draw:style-name="gr3" draw:text-style-name="P1" draw:layer="layout" svg:width="6.438cm" svg:height="0.689cm" svg:x="6.056cm" svg:y="0.354cm" draw:corner-radius="0.5cm">
            <text:p/>
          </draw:rect>
          <draw:frame draw:style-name="gr4" draw:text-style-name="P3" draw:layer="layout" svg:width="6.158cm" svg:height="0.738cm" svg:x="6.305cm" svg:y="0.313cm">
            <draw:text-box>
              <text:p text:style-name="P2"><text:span text:style-name="T1">languages/pico/compile/NextLabel</text:span></text:p>
            </draw:text-box>
          </draw:frame>
        </draw:g>
        <draw:g draw:id="id2">
          <draw:rect draw:style-name="gr5" draw:text-style-name="P1" draw:layer="layout" svg:width="5.428cm" svg:height="0.708cm" svg:x="0.347cm" svg:y="0.313cm" draw:corner-radius="0.5cm">
            <text:p/>
          </draw:rect>
          <draw:frame draw:style-name="gr6" draw:text-style-name="P3" draw:layer="layout" svg:width="4.968cm" svg:height="0.738cm" svg:x="0.485cm" svg:y="0.319cm">
            <draw:text-box>
              <text:p text:style-name="P2"><text:span text:style-name="T1">languages/pico/syntax/Pico</text:span></text:p>
            </draw:text-box>
          </draw:frame>
        </draw:g>
        <draw:connector draw:style-name="gr7" draw:text-style-name="P4" draw:layer="layout" draw:type="line" svg:x1="9.275cm" svg:y1="1.051cm" svg:x2="7.591cm" svg:y2="1.987cm" draw:start-shape="id1" draw:start-glue-point="2">
          <text:p/>
        </draw:connector>
        <draw:connector draw:style-name="gr7" draw:text-style-name="P4" draw:layer="layout" draw:type="line" svg:x1="3.061cm" svg:y1="1.057cm" svg:x2="5.192cm" svg:y2="2.006cm" draw:start-shape="id2" draw:start-glue-point="2">
          <text:p/>
        </draw:connector>
        <draw:g draw:id="id5">
          <draw:g draw:id="id3">
            <draw:rect draw:style-name="gr8" draw:text-style-name="P1" draw:layer="layout" svg:width="6.136cm" svg:height="0.668cm" svg:x="3.206cm" svg:y="7.592cm" draw:corner-radius="0.5cm">
              <text:p/>
            </draw:rect>
            <draw:frame draw:style-name="gr9" draw:text-style-name="P3" draw:layer="layout" svg:width="6.162cm" svg:height="0.738cm" svg:x="3.172cm" svg:y="7.568cm">
              <draw:text-box>
                <text:p text:style-name="P2"><text:span text:style-name="T1">languages/pico/syntax/Identifiers</text:span></text:p>
              </draw:text-box>
            </draw:frame>
          </draw:g>
          <draw:g draw:id="id4">
            <draw:rect draw:style-name="gr10" draw:text-style-name="P1" draw:layer="layout" svg:width="7.584cm" svg:height="0.704cm" svg:x="2.42cm" svg:y="4.135cm" draw:corner-radius="0.5cm">
              <text:p/>
            </draw:rect>
            <draw:frame draw:style-name="gr11" draw:text-style-name="P3" draw:layer="layout" svg:width="7.466cm" svg:height="0.738cm" svg:x="2.65cm" svg:y="4.076cm">
              <draw:text-box>
                <text:p text:style-name="P2"><text:span text:style-name="T1">languages/pico/compile/AssemblyLanguage</text:span></text:p>
              </draw:text-box>
            </draw:frame>
          </draw:g>
          <draw:g>
            <draw:rect draw:style-name="gr12" draw:text-style-name="P1" draw:layer="layout" svg:width="2.952cm" svg:height="0.728cm" svg:x="2.381cm" svg:y="6.058cm" draw:corner-radius="0.5cm">
              <text:p/>
            </draw:rect>
            <draw:frame draw:style-name="gr13" draw:text-style-name="P3" draw:layer="layout" svg:width="2.962cm" svg:height="0.738cm" svg:x="2.385cm" svg:y="5.984cm">
              <draw:text-box>
                <text:p text:style-name="P2"><text:span text:style-name="T1">basic/Integers</text:span></text:p>
              </draw:text-box>
            </draw:frame>
          </draw:g>
          <draw:g>
            <draw:rect draw:style-name="gr14" draw:text-style-name="P1" draw:layer="layout" svg:width="2.827cm" svg:height="0.668cm" svg:x="7.243cm" svg:y="6.059cm" draw:corner-radius="0.5cm">
              <text:p/>
            </draw:rect>
            <draw:frame draw:style-name="gr15" draw:text-style-name="P3" draw:layer="layout" svg:width="2.798cm" svg:height="0.738cm" svg:x="7.256cm" svg:y="6.004cm">
              <draw:text-box>
                <text:p text:style-name="P2"><text:span text:style-name="T1">basic/Strings</text:span></text:p>
              </draw:text-box>
            </draw:frame>
          </draw:g>
          <draw:line draw:style-name="gr16" draw:text-style-name="P4" draw:layer="layout" svg:x1="3.921cm" svg:y1="6.099cm" svg:x2="3.921cm" svg:y2="4.879cm">
            <text:p/>
          </draw:line>
          <draw:line draw:style-name="gr16" draw:text-style-name="P4" draw:layer="layout" svg:x1="8.634cm" svg:y1="6.077cm" svg:x2="8.654cm" svg:y2="4.838cm">
            <text:p/>
          </draw:line>
          <draw:connector draw:style-name="gr16" draw:text-style-name="P4" draw:layer="layout" draw:type="line" svg:x1="6.257cm" svg:y1="7.568cm" svg:x2="6.268cm" svg:y2="4.839cm" draw:start-shape="id3" draw:start-glue-point="0" draw:end-shape="id4">
            <text:p/>
          </draw:connector>
        </draw:g>
        <draw:connector draw:style-name="gr7" draw:text-style-name="P4" draw:layer="layout" draw:type="line" svg:x1="6.248cm" svg:y1="4.076cm" svg:x2="6.237cm" svg:y2="2.82cm" draw:start-shape="id5" draw:end-shape="id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9-03T15:12:44</dc:date>
    <dc:language>en-US</dc:language>
    <meta:editing-cycles>13</meta:editing-cycles>
    <meta:editing-duration>PT1H15M2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